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737cm" fo:break-before="auto" style:use-optimal-row-height="true"/>
    </style:style>
    <style:style style:name="ro8" style:family="table-row">
      <style:table-row-properties style:row-height="0.4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05.05.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696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7">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0.5">
            <text:p>0,5</text:p>
          </table:table-cell>
          <table:table-cell office:value-type="string">
            <text:p>offen</text:p>
          </table:table-cell>
          <table:table-cell office:value-type="string">
            <text:p>Hier gibt es noch ein UI-Problem. Die entsprechenden Checkboxen</text:p>
            <text:p>im Dialog zum Editieren eines Attributes funktionieren nicht richtig</text:p>
            <text:p>(checked, nicht gechecked) … außerdem abklären ob für diesen Punkt alles</text:p>
            <text:p>erledigt ist.</text:p>
          </table:table-cell>
          <table:table-cell table:number-columns-repeated="1019"/>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
            <text:p>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office:value-type="string">
            <text:p>3. Kann ein Attribut gleichzeitig als ID und als Name im Faktor-IPS UI verwendet werden?</text:p>
          </table:table-cell>
          <table:table-cell table:number-columns-repeated="2"/>
          <table:table-cell table:style-name="ce26"/>
          <table:table-cell table:number-columns-repeated="1020"/>
        </table:table-row>
        <table:table-row table:style-name="ro1">
          <table:table-cell table:style-name="Default"/>
          <table:table-cell table:number-columns-repeated="2"/>
          <table:table-cell table:style-name="ce26"/>
          <table:table-cell table:number-columns-repeated="1020"/>
        </table:table-row>
      </table:table>
      <table:table table:name="BurnDown" table:style-name="ta1" table:print="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number-columns-repeated="6" table:default-cell-style-name="Default"/>
        <table:table-row table:style-name="ro1">
          <table:table-cell table:style-name="ce36" office:value-type="string">
            <text:p>Stand 29.04.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cell office:value-type="string">
            <text:p>Wo ist hier der Fehler?</text:p>
          </table:table-cell>
          <table:table-cell table:number-columns-repeated="3"/>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Die Methode dependsOn() hat bei EnumType völlig gefehlt.</text:p>
          </table:table-cell>
          <table:table-cell table:style-name="ce33" table:number-columns-repeated="3"/>
        </table:table-row>
        <table:table-row table:style-name="ro7">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office:value-type="string">
            <text:p><text:span text:style-name="T2">Gefixt am 29.04 und nach CVS committed,</text:span></text:p>
            <text:p><text:span text:style-name="T2">Hierfür gab es keinen Grund.</text:span></text:p>
          </table:table-cell>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office:value-type="string">
            <text:p>Gefixt am 23.04 in Nbg,</text:p>
            <text:p>Fix nach CVS committet am 27.04.</text:p>
          </table:table-cell>
          <table:table-cell table:style-name="ce33" table:number-columns-repeated="2"/>
          <table:table-cell/>
        </table:table-row>
        <table:table-row table:style-name="ro4">
          <table:table-cell office:value-type="float" office:value="600">
            <text:p>600</text:p>
          </table:table-cell>
          <table:table-cell office:value-type="string">
            <text:p>Im Attribut Dialog wird als Datentyp der Enum angeboten, den man gerade im Editor bearbeitet. Das darf nicht möglich sein.</text:p>
          </table:table-cell>
          <table:table-cell office:value-type="float" office:value="1">
            <text:p>1</text:p>
          </table:table-cell>
          <table:table-cell office:value-type="string">
            <text:p>offen</text:p>
          </table:table-cell>
          <table:table-cell office:value-type="string">
            <text:p>DatatypeRefControl muss hierfür erweitert werden.</text:p>
          </table:table-cell>
          <table:table-cell table:number-columns-repeated="3"/>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7">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7">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Problem lag an einer if-Abfrage nach UniqueIdentifier-Eigenschaft</text:p>
            <text:p>über isUniqueIdentifier() statt findIsUniqueIdentifier()</text:p>
          </table:table-cell>
          <table:table-cell table:style-name="ce33" table:number-columns-repeated="3"/>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8">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cell office:value-type="string">
            <text:p>Importiert wird java.util.Date …</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6">06.05.2009</text:date>, <text:time>12:26: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06T12:26:19.18</dc:date>
    <meta:editing-cycles>200</meta:editing-cycles>
    <meta:editing-duration>PT47H21M47S</meta:editing-duration>
    <meta:document-statistic meta:table-count="3" meta:cell-count="239" meta:object-count="0"/>
    <meta:user-defined meta:name="Info 1"/>
    <meta:user-defined meta:name="Info 2"/>
    <meta:user-defined meta:name="Info 3"/>
    <meta:user-defined meta:name="Info 4"/>
  </office:meta>
</office:document-meta>
</file>